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40f" officeooo:paragraph-rsid="0012740f"/>
    </style:style>
    <style:style style:name="P2" style:family="paragraph" style:parent-style-name="Standard">
      <style:text-properties officeooo:rsid="0012a817" officeooo:paragraph-rsid="0012a817"/>
    </style:style>
    <style:style style:name="P3" style:family="paragraph" style:parent-style-name="Standard">
      <style:text-properties officeooo:rsid="001424de" officeooo:paragraph-rsid="001424de"/>
    </style:style>
    <style:style style:name="P4" style:family="paragraph" style:parent-style-name="Standard">
      <style:text-properties officeooo:rsid="00158dda" officeooo:paragraph-rsid="00158dda"/>
    </style:style>
    <style:style style:name="P5" style:family="paragraph" style:parent-style-name="Standard">
      <style:text-properties officeooo:rsid="00158f64" officeooo:paragraph-rsid="00158f64"/>
    </style:style>
    <style:style style:name="P6" style:family="paragraph" style:parent-style-name="Standard">
      <style:text-properties fo:font-weight="bold" officeooo:rsid="0012740f" officeooo:paragraph-rsid="0012740f" style:font-weight-asian="bold" style:font-weight-complex="bold"/>
    </style:style>
    <style:style style:name="P7" style:family="paragraph" style:parent-style-name="Standard">
      <style:text-properties fo:font-size="14pt" fo:font-weight="bold" officeooo:rsid="0012740f" officeooo:paragraph-rsid="0012740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роект Wiki + продвижение в соцсетях + импорт/экспорт контента из сетей</text:p>
      <text:p text:style-name="P1"/>
      <text:p text:style-name="P6">0. Импорт/Экспорт материалов (статьи, изображения, файлы, ссылки на статьи)</text:p>
      <text:p text:style-name="P1"/>
      <text:p text:style-name="P6">1. Накопление материалов в БД с wiki-структурой (БД PostgreSQL)</text:p>
      <text:p text:style-name="P4"><text:a xlink:type="simple" xlink:href="https://pypi.python.org/pypi/wikipedia/" text:style-name="Internet_20_link" text:visited-style-name="Visited_20_Internet_20_Link">https://pypi.python.org/pypi/wikipedia/</text:a></text:p>
      <text:p text:style-name="P5"><text:a xlink:type="simple" xlink:href="https://www.mediawiki.org/wiki/API:Client_code#Python" text:style-name="Internet_20_link" text:visited-style-name="Visited_20_Internet_20_Link">https://www.mediawiki.org/wiki/API:Client_code#Python</text:a></text:p>
      <text:p text:style-name="P5"><text:a xlink:type="simple" xlink:href="https://en.wikipedia.org/wiki/Application_programming_interface" text:style-name="Internet_20_link" text:visited-style-name="Visited_20_Internet_20_Link">https://en.wikipedia.org/wiki/Application_programming_interface</text:a></text:p>
      <text:p text:style-name="P5"/>
      <text:p text:style-name="P6">2. Публикация в соцсетях (Facebook, VK, Instagram, Telegram)</text:p>
      <text:p text:style-name="P4">Выбирать, отмечать материалы для публикации.</text:p>
      <text:p text:style-name="P4">Общий шаблон для материалов</text:p>
      <text:p text:style-name="P2">1). Facebook</text:p>
      <text:p text:style-name="P2"><text:a xlink:type="simple" xlink:href="https://facebook-sdk.readthedocs.io/en/latest/" text:style-name="Internet_20_link" text:visited-style-name="Visited_20_Internet_20_Link">https://facebook-sdk.readthedocs.io/en/latest/</text:a></text:p>
      <text:p text:style-name="P2"><text:a xlink:type="simple" xlink:href="https://github.com/mobolic/facebook-sdk" text:style-name="Internet_20_link" text:visited-style-name="Visited_20_Internet_20_Link">https://github.com/mobolic/facebook-sdk</text:a></text:p>
      <text:p text:style-name="P2"><text:a xlink:type="simple" xlink:href="https://developers.facebook.com/" text:style-name="Internet_20_link" text:visited-style-name="Visited_20_Internet_20_Link">https://developers.facebook.com/</text:a></text:p>
      <text:p text:style-name="P2">2). VK</text:p>
      <text:p text:style-name="P2"><text:a xlink:type="simple" xlink:href="https://vk.com/dev/openapi" text:style-name="Internet_20_link" text:visited-style-name="Visited_20_Internet_20_Link">https://vk.com/dev/openapi</text:a></text:p>
      <text:p text:style-name="P2"><text:a xlink:type="simple" xlink:href="https://habrahabr.ru/sandbox/84639/" text:style-name="Internet_20_link" text:visited-style-name="Visited_20_Internet_20_Link">https://habrahabr.ru/sandbox/84639/</text:a></text:p>
      <text:p text:style-name="P2"><text:a xlink:type="simple" xlink:href="https://pypi.python.org/pypi/vk" text:style-name="Internet_20_link" text:visited-style-name="Visited_20_Internet_20_Link">https://pypi.python.org/pypi/vk</text:a></text:p>
      <text:p text:style-name="P2">3). Instagram</text:p>
      <text:p text:style-name="P3"><text:a xlink:type="simple" xlink:href="https://www.instagram.com/developer/" text:style-name="Internet_20_link" text:visited-style-name="Visited_20_Internet_20_Link">https://www.instagram.com/developer/</text:a></text:p>
      <text:p text:style-name="P3"><text:a xlink:type="simple" xlink:href="https://github.com/facebookarchive/python-instagram" text:style-name="Internet_20_link" text:visited-style-name="Visited_20_Internet_20_Link">https://github.com/facebookarchive/python-instagram</text:a></text:p>
      <text:p text:style-name="P3"><text:a xlink:type="simple" xlink:href="https://pypi.python.org/pypi/python-instagram" text:style-name="Internet_20_link" text:visited-style-name="Visited_20_Internet_20_Link">https://pypi.python.org/pypi/python-instagram</text:a></text:p>
      <text:p text:style-name="P3"/>
      <text:p text:style-name="P6">3. Веб доступ к хранилищу материалов для пользователе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5:35:36.399857529</meta:creation-date>
    <dc:date>2016-12-24T15:59:06.083346469</dc:date>
    <meta:editing-duration>PT13M8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72" meta:character-count="921" meta:non-whitespace-character-count="871"/>
  </office:meta>
</office:document-meta>
</file>